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style:font-name="Liberation Serif"/>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text-align="justify" style:justify-single-word="false" fo:text-indent="0cm" style:auto-text-indent="false"/>
      <style:text-properties officeooo:rsid="0002314a" officeooo:paragraph-rsid="0002314a"/>
    </style:style>
    <style:style style:name="P4" style:family="paragraph" style:parent-style-name="Text_20_body">
      <style:paragraph-properties fo:text-align="center" style:justify-single-word="false"/>
      <style:text-properties officeooo:rsid="00014b98" officeooo:paragraph-rsid="00014b98"/>
    </style:style>
    <style:style style:name="P5" style:family="paragraph" style:parent-style-name="Text_20_body">
      <style:paragraph-properties fo:margin-left="0cm" fo:text-align="justify" style:justify-single-word="false" fo:text-indent="0cm" style:auto-text-indent="false"/>
      <style:text-properties style:font-name="Liberation Serif" officeooo:rsid="0002314a" officeooo:paragraph-rsid="0002314a"/>
    </style:style>
    <style:style style:name="P6" style:family="paragraph" style:parent-style-name="Text_20_body">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text-properties style:font-name="Liberation Serif" fo:font-weight="bold" style:font-weight-asian="bold" style:font-weight-complex="bold"/>
    </style:style>
    <style:style style:name="P8"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font-weight="normal" officeooo:rsid="00034c76" style:font-weight-asian="normal" style:font-weight-complex="normal"/>
    </style:style>
    <style:style style:name="T5" style:family="text">
      <style:text-properties fo:font-weight="normal" officeooo:rsid="000684da" style:font-weight-asian="normal" style:font-weight-complex="normal"/>
    </style:style>
    <style:style style:name="T6" style:family="text">
      <style:text-properties style:font-name="Liberation Serif"/>
    </style:style>
    <style:style style:name="T7" style:family="text">
      <style:text-properties style:font-name="Liberation Serif" fo:font-weight="bold" style:font-weight-asian="bold" style:font-weight-complex="bold"/>
    </style:style>
    <style:style style:name="T8" style:family="text">
      <style:text-properties style:font-name="Liberation Serif" officeooo:rsid="000684da"/>
    </style:style>
    <style:style style:name="T9" style:family="text">
      <style:text-properties officeooo:rsid="000684da"/>
    </style:style>
    <style:style style:name="T10" style:family="text">
      <style:text-properties style:font-name="Liberation Serif"/>
    </style:style>
    <style:style style:name="T11" style:family="text">
      <style:text-properties style:font-name="Liberation Serif" officeooo:rsid="000684da"/>
    </style:style>
    <style:style style:name="T12" style:family="text">
      <style:text-properties style:font-name="Liberation Serif" fo:font-weight="bold" style:font-weight-asian="bold" style:font-weight-complex="bold"/>
    </style:style>
    <style:style style:name="T13" style:family="text">
      <style:text-properties style:font-name="Liberation Serif" fo:font-weight="normal" style:font-weight-asian="normal" style:font-weight-complex="normal"/>
    </style:style>
    <style:style style:name="T14" style:family="text">
      <style:text-properties fo:background-color="#ffff00" loext:char-shading-value="0"/>
    </style:style>
    <style:style style:name="T15"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Question </text:span><text:span text:style-name="T4">0</text:span><text:span text:style-name="T5">3</text:span><text:span text:style-name="T3"><text:line-break/><text:line-break/></text:span><text:span text:style-name="T1">Your suggestion to avoid row contention at table level parameter because of high level of concurrency</text:span><text:span text:style-name="T2">.<text:line-break/></text:span></text:p>
      <text:p text:style-name="P3"><text:span text:style-name="T8">To avoid row contention at the table level due to high concurrency, we implemented several strategies to distribute the workload efficiently. First, we partitioned the </text:span><text:span text:style-name="Source_20_Text"><text:span text:style-name="T8">item_loc_soh</text:span></text:span><text:span text:style-name="T8"> table by </text:span><text:span text:style-name="Source_20_Text"><text:span text:style-name="T8">loc_id</text:span></text:span><text:span text:style-name="T8">, which helps reduce contention by spreading data across multiple partitions. This means that concurrent transactions affecting different locations are less likely to compete for the same data blocks, improving overall throughput.</text:span></text:p>
      <text:p text:style-name="P1">Additionally, we can leverage <text:span text:style-name="T15">parallel execution to allow multiple sessions to access different partitions at the same time</text:span>, further reducing contention. This ensures that heavy read and write operations can be processed simultaneously without bottlenecks.</text:p>
      <text:p text:style-name="P1">Another approach is using proper indexing to optimize queries and prevent full table scans, which can lock large portions of data unnecessarily. By ensuring that searches, updates, and joins efficiently use indexes, we reduce the chances of locking conflicts.</text:p>
      <text:p text:style-name="P2"><text:span text:style-name="T6">For inserts, we can implement </text:span><text:span text:style-name="Strong_20_Emphasis"><text:span text:style-name="T6">reverse key indexes</text:span></text:span><text:span text:style-name="T6"> on primary keys if we notice contention on sequence-generated IDs, ensuring that insert operations are distributed across different blocks rather than clustering in a single area.</text:span></text:p>
      <text:p text:style-name="P2"><text:span text:style-name="T6">At the session level, we can also enable </text:span><text:span text:style-name="Strong_20_Emphasis"><text:span text:style-name="T6">row-level locking</text:span></text:span><text:span text:style-name="T6"> and use transaction isolation levels like </text:span><text:span text:style-name="Strong_20_Emphasis"><text:span text:style-name="T13">READ COMMITTED</text:span></text:span><text:span text:style-name="T13"> </text:span><text:span text:style-name="T6">to minimize blocking while maintaining data integrity.</text:span></text:p>
      <text:p text:style-name="P7">By combining partitioning, parallel execution, proper indexing, and efficient transaction management, we ensure that the database can handle a high level of concurrency while maintaining performance and stability.</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2:17:59.322000000</meta:creation-date>
    <dc:date>2025-02-07T13:35:12.473000000</dc:date>
    <meta:editing-duration>PT18M15S</meta:editing-duration>
    <meta:editing-cycles>10</meta:editing-cycles>
    <meta:generator>LibreOffice/24.2.2.2$Windows_X86_64 LibreOffice_project/d56cc158d8a96260b836f100ef4b4ef25d6f1a01</meta:generator>
    <meta:document-statistic meta:table-count="0" meta:image-count="0" meta:object-count="0" meta:page-count="1" meta:paragraph-count="7" meta:word-count="239" meta:character-count="1669" meta:non-whitespace-character-count="1435"/>
  </office:meta>
</office:document-meta>
</file>